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6cac" officeooo:paragraph-rsid="000f6cac"/>
    </style:style>
    <style:style style:name="P2" style:family="paragraph" style:parent-style-name="Standard">
      <style:text-properties fo:font-weight="bold" officeooo:rsid="000f6cac" officeooo:paragraph-rsid="000f6cac" style:font-weight-asian="bold" style:font-weight-complex="bold"/>
    </style:style>
    <style:style style:name="P3" style:family="paragraph" style:parent-style-name="Standard">
      <style:text-properties fo:font-weight="bold" officeooo:rsid="00104861" officeooo:paragraph-rsid="00104861" style:font-weight-asian="bold" style:font-weight-complex="bold"/>
    </style:style>
    <style:style style:name="P4" style:family="paragraph" style:parent-style-name="Standard">
      <style:text-properties fo:font-weight="bold" officeooo:rsid="00104861" officeooo:paragraph-rsid="000f6c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2"/>
      <text:p text:style-name="P1"><text:span text:style-name="T1">1 tBodyAcc-mean()-X<text:line-break/>2 tBodyAcc-mean()-Y<text:line-break/>3 tBodyAcc-mean()-Z<text:line-break/>4 tBodyAcc-std()-X<text:line-break/>5 tBodyAcc-std()-Y<text:line-break/>6 tBodyAcc-std()-Z</text:span><text:line-break/>7 tBodyAcc-mad()-X<text:line-break/>8 tBodyAcc-mad()-Y<text:line-break/>9 tBodyAcc-mad()-Z<text:line-break/>10 tBodyAcc-max()-X<text:line-break/>11 tBodyAcc-max()-Y<text:line-break/>12 tBodyAcc-max()-Z<text:line-break/>13 tBodyAcc-min()-X<text:line-break/>14 tBodyAcc-min()-Y<text:line-break/>15 tBodyAcc-min()-Z<text:line-break/>16 tBodyAcc-sma()<text:line-break/>17 tBodyAcc-energy()-X<text:line-break/>18 tBodyAcc-energy()-Y<text:line-break/>19 tBodyAcc-energy()-Z<text:line-break/>20 tBodyAcc-iqr()-X<text:line-break/>21 tBodyAcc-iqr()-Y<text:line-break/>22 tBodyAcc-iqr()-Z<text:line-break/>23 tBodyAcc-entropy()-X<text:line-break/>24 tBodyAcc-entropy()-Y<text:line-break/>25 tBodyAcc-entropy()-Z<text:line-break/>26 tBodyAcc-arCoeff()-X,1<text:line-break/>27 tBodyAcc-arCoeff()-X,2<text:line-break/>28 tBodyAcc-arCoeff()-X,3<text:line-break/>29 tBodyAcc-arCoeff()-X,4<text:line-break/>30 tBodyAcc-arCoeff()-Y,1<text:line-break/>31 tBodyAcc-arCoeff()-Y,2<text:line-break/>32 tBodyAcc-arCoeff()-Y,3<text:line-break/>33 tBodyAcc-arCoeff()-Y,4<text:line-break/>34 tBodyAcc-arCoeff()-Z,1<text:line-break/>35 tBodyAcc-arCoeff()-Z,2<text:line-break/>36 tBodyAcc-arCoeff()-Z,3<text:line-break/>37 tBodyAcc-arCoeff()-Z,4<text:line-break/>38 tBodyAcc-correlation()-X,Y<text:line-break/>39 tBodyAcc-correlation()-X,Z<text:line-break/>40 tBodyAcc-correlation()-Y,Z<text:line-break/><text:span text:style-name="T1">41 tGravityAcc-mean()-X<text:line-break/>42 tGravityAcc-mean()-Y<text:line-break/>43 tGravityAcc-mean()-Z<text:line-break/>44 tGravityAcc-std()-X<text:line-break/>45 tGravityAcc-std()-Y<text:line-break/>46 tGravityAcc-std()-Z</text:span><text:line-break/>47 tGravityAcc-mad()-X<text:line-break/>48 tGravityAcc-mad()-Y<text:line-break/>49 tGravityAcc-mad()-Z<text:line-break/><text:soft-page-break/>50 tGravityAcc-max()-X<text:line-break/>51 tGravityAcc-max()-Y<text:line-break/>52 tGravityAcc-max()-Z<text:line-break/>53 tGravityAcc-min()-X<text:line-break/>54 tGravityAcc-min()-Y<text:line-break/>55 tGravityAcc-min()-Z<text:line-break/>56 tGravityAcc-sma()<text:line-break/>57 tGravityAcc-energy()-X<text:line-break/>58 tGravityAcc-energy()-Y<text:line-break/>59 tGravityAcc-energy()-Z<text:line-break/>60 tGravityAcc-iqr()-X<text:line-break/>61 tGravityAcc-iqr()-Y<text:line-break/>62 tGravityAcc-iqr()-Z<text:line-break/>63 tGravityAcc-entropy()-X<text:line-break/>64 tGravityAcc-entropy()-Y<text:line-break/>65 tGravityAcc-entropy()-Z<text:line-break/>66 tGravityAcc-arCoeff()-X,1<text:line-break/>67 tGravityAcc-arCoeff()-X,2<text:line-break/>68 tGravityAcc-arCoeff()-X,3<text:line-break/>69 tGravityAcc-arCoeff()-X,4<text:line-break/>70 tGravityAcc-arCoeff()-Y,1<text:line-break/>71 tGravityAcc-arCoeff()-Y,2<text:line-break/>72 tGravityAcc-arCoeff()-Y,3<text:line-break/>73 tGravityAcc-arCoeff()-Y,4<text:line-break/>74 tGravityAcc-arCoeff()-Z,1<text:line-break/>75 tGravityAcc-arCoeff()-Z,2<text:line-break/>76 tGravityAcc-arCoeff()-Z,3<text:line-break/>77 tGravityAcc-arCoeff()-Z,4<text:line-break/>78 tGravityAcc-correlation()-X,Y<text:line-break/>79 tGravityAcc-correlation()-X,Z<text:line-break/>80 tGravityAcc-correlation()-Y,Z<text:line-break/><text:span text:style-name="T1">81 tBodyAccJerk-mean()-X<text:line-break/>82 tBodyAccJerk-mean()-Y<text:line-break/>83 tBodyAccJerk-mean()-Z<text:line-break/>84 tBodyAccJerk-std()-X<text:line-break/>85 tBodyAccJerk-std()-Y<text:line-break/>86 tBodyAccJerk-std()-Z<text:line-break/></text:span><text:span text:style-name="T2">87 tBodyAccJerk-mad()-X</text:span><text:line-break/>88 tBodyAccJerk-mad()-Y<text:line-break/>89 tBodyAccJerk-mad()-Z<text:line-break/>90 tBodyAccJerk-max()-X<text:line-break/>91 tBodyAccJerk-max()-Y<text:line-break/>92 tBodyAccJerk-max()-Z<text:line-break/>93 tBodyAccJerk-min()-X<text:line-break/>94 tBodyAccJerk-min()-Y<text:line-break/>95 tBodyAccJerk-min()-Z<text:line-break/>96 tBodyAccJerk-sma()<text:line-break/>97 tBodyAccJerk-energy()-X<text:line-break/>98 tBodyAccJerk-energy()-Y<text:line-break/>99 tBodyAccJerk-energy()-Z<text:line-break/>100 tBodyAccJerk-iqr()-X<text:line-break/>101 tBodyAccJerk-iqr()-Y<text:line-break/><text:soft-page-break/>102 tBodyAccJerk-iqr()-Z<text:line-break/>103 tBodyAccJerk-entropy()-X<text:line-break/>104 tBodyAccJerk-entropy()-Y<text:line-break/>105 tBodyAccJerk-entropy()-Z<text:line-break/>106 tBodyAccJerk-arCoeff()-X,1<text:line-break/>107 tBodyAccJerk-arCoeff()-X,2<text:line-break/>108 tBodyAccJerk-arCoeff()-X,3<text:line-break/>109 tBodyAccJerk-arCoeff()-X,4<text:line-break/>110 tBodyAccJerk-arCoeff()-Y,1<text:line-break/>111 tBodyAccJerk-arCoeff()-Y,2<text:line-break/>112 tBodyAccJerk-arCoeff()-Y,3<text:line-break/>113 tBodyAccJerk-arCoeff()-Y,4<text:line-break/>114 tBodyAccJerk-arCoeff()-Z,1<text:line-break/>115 tBodyAccJerk-arCoeff()-Z,2<text:line-break/>116 tBodyAccJerk-arCoeff()-Z,3<text:line-break/>117 tBodyAccJerk-arCoeff()-Z,4<text:line-break/>118 tBodyAccJerk-correlation()-X,Y<text:line-break/>119 tBodyAccJerk-correlation()-X,Z<text:line-break/>120 tBodyAccJerk-correlation()-Y,Z<text:line-break/><text:span text:style-name="T1">121 tBodyGyro-mean()-X<text:line-break/>122 tBodyGyro-mean()-Y<text:line-break/>123 tBodyGyro-mean()-Z<text:line-break/>124 tBodyGyro-std()-X<text:line-break/>125 tBodyGyro-std()-Y<text:line-break/>126 tBodyGyro-std()-Z</text:span><text:line-break/>127 tBodyGyro-mad()-X<text:line-break/>128 tBodyGyro-mad()-Y<text:line-break/>129 tBodyGyro-mad()-Z<text:line-break/>130 tBodyGyro-max()-X<text:line-break/>131 tBodyGyro-max()-Y<text:line-break/>132 tBodyGyro-max()-Z<text:line-break/>133 tBodyGyro-min()-X<text:line-break/>134 tBodyGyro-min()-Y<text:line-break/>135 tBodyGyro-min()-Z<text:line-break/>136 tBodyGyro-sma()<text:line-break/>137 tBodyGyro-energy()-X<text:line-break/>138 tBodyGyro-energy()-Y<text:line-break/>139 tBodyGyro-energy()-Z<text:line-break/>140 tBodyGyro-iqr()-X<text:line-break/>141 tBodyGyro-iqr()-Y<text:line-break/>142 tBodyGyro-iqr()-Z<text:line-break/>143 tBodyGyro-entropy()-X<text:line-break/>144 tBodyGyro-entropy()-Y<text:line-break/>145 tBodyGyro-entropy()-Z<text:line-break/>146 tBodyGyro-arCoeff()-X,1<text:line-break/>147 tBodyGyro-arCoeff()-X,2<text:line-break/>148 tBodyGyro-arCoeff()-X,3<text:line-break/>149 tBodyGyro-arCoeff()-X,4<text:line-break/>150 tBodyGyro-arCoeff()-Y,1<text:line-break/>151 tBodyGyro-arCoeff()-Y,2<text:line-break/>152 tBodyGyro-arCoeff()-Y,3<text:line-break/>153 tBodyGyro-arCoeff()-Y,4<text:line-break/><text:soft-page-break/>154 tBodyGyro-arCoeff()-Z,1<text:line-break/>155 tBodyGyro-arCoeff()-Z,2<text:line-break/>156 tBodyGyro-arCoeff()-Z,3<text:line-break/>157 tBodyGyro-arCoeff()-Z,4<text:line-break/>158 tBodyGyro-correlation()-X,Y<text:line-break/>159 tBodyGyro-correlation()-X,Z<text:line-break/>160 tBodyGyro-correlation()-Y,Z<text:line-break/><text:span text:style-name="T1">161 tBodyGyroJerk-mean()-X<text:line-break/>162 tBodyGyroJerk-mean()-Y<text:line-break/>163 tBodyGyroJerk-mean()-Z<text:line-break/>164 tBodyGyroJerk-std()-X<text:line-break/>165 tBodyGyroJerk-std()-Y<text:line-break/>166 tBodyGyroJerk-std()-Z</text:span><text:line-break/>167 tBodyGyroJerk-mad()-X<text:line-break/>168 tBodyGyroJerk-mad()-Y<text:line-break/>169 tBodyGyroJerk-mad()-Z<text:line-break/>170 tBodyGyroJerk-max()-X<text:line-break/>171 tBodyGyroJerk-max()-Y<text:line-break/>172 tBodyGyroJerk-max()-Z<text:line-break/>173 tBodyGyroJerk-min()-X<text:line-break/>174 tBodyGyroJerk-min()-Y<text:line-break/>175 tBodyGyroJerk-min()-Z<text:line-break/>176 tBodyGyroJerk-sma()<text:line-break/>177 tBodyGyroJerk-energy()-X<text:line-break/>178 tBodyGyroJerk-energy()-Y<text:line-break/>179 tBodyGyroJerk-energy()-Z<text:line-break/>180 tBodyGyroJerk-iqr()-X<text:line-break/>181 tBodyGyroJerk-iqr()-Y<text:line-break/>182 tBodyGyroJerk-iqr()-Z<text:line-break/>183 tBodyGyroJerk-entropy()-X<text:line-break/>184 tBodyGyroJerk-entropy()-Y<text:line-break/>185 tBodyGyroJerk-entropy()-Z<text:line-break/>186 tBodyGyroJerk-arCoeff()-X,1<text:line-break/>187 tBodyGyroJerk-arCoeff()-X,2<text:line-break/>188 tBodyGyroJerk-arCoeff()-X,3<text:line-break/>189 tBodyGyroJerk-arCoeff()-X,4<text:line-break/>190 tBodyGyroJerk-arCoeff()-Y,1<text:line-break/>191 tBodyGyroJerk-arCoeff()-Y,2<text:line-break/>192 tBodyGyroJerk-arCoeff()-Y,3<text:line-break/>193 tBodyGyroJerk-arCoeff()-Y,4<text:line-break/>194 tBodyGyroJerk-arCoeff()-Z,1<text:line-break/>195 tBodyGyroJerk-arCoeff()-Z,2<text:line-break/>196 tBodyGyroJerk-arCoeff()-Z,3<text:line-break/>197 tBodyGyroJerk-arCoeff()-Z,4<text:line-break/>198 tBodyGyroJerk-correlation()-X,Y<text:line-break/>199 tBodyGyroJerk-correlation()-X,Z<text:line-break/>200 tBodyGyroJerk-correlation()-Y,Z<text:line-break/><text:span text:style-name="T1">201 tBodyAccMag-mean()<text:line-break/>202 tBodyAccMag-std()</text:span><text:line-break/>203 tBodyAccMag-mad()<text:line-break/>204 tBodyAccMag-max()<text:line-break/>205 tBodyAccMag-min()<text:line-break/><text:soft-page-break/>206 tBodyAccMag-sma()<text:line-break/>207 tBodyAccMag-energy()<text:line-break/>208 tBodyAccMag-iqr()<text:line-break/>209 tBodyAccMag-entropy()<text:line-break/>210 tBodyAccMag-arCoeff()1<text:line-break/>211 tBodyAccMag-arCoeff()2<text:line-break/>212 tBodyAccMag-arCoeff()3<text:line-break/>213 tBodyAccMag-arCoeff()4<text:line-break/><text:span text:style-name="T1">214 tGravityAccMag-mean()<text:line-break/>215 tGravityAccMag-std()</text:span><text:line-break/>216 tGravityAccMag-mad()<text:line-break/>217 tGravityAccMag-max()<text:line-break/>218 tGravityAccMag-min()<text:line-break/>219 tGravityAccMag-sma()<text:line-break/>220 tGravityAccMag-energy()<text:line-break/>221 tGravityAccMag-iqr()<text:line-break/>222 tGravityAccMag-entropy()<text:line-break/>223 tGravityAccMag-arCoeff()1<text:line-break/>224 tGravityAccMag-arCoeff()2<text:line-break/>225 tGravityAccMag-arCoeff()3<text:line-break/>226 tGravityAccMag-arCoeff()4<text:line-break/><text:span text:style-name="T1">227 tBodyAccJerkMag-mean()<text:line-break/>228 tBodyAccJerkMag-std()</text:span><text:line-break/>229 tBodyAccJerkMag-mad()<text:line-break/>230 tBodyAccJerkMag-max()<text:line-break/>231 tBodyAccJerkMag-min()<text:line-break/>232 tBodyAccJerkMag-sma()<text:line-break/>233 tBodyAccJerkMag-energy()<text:line-break/>234 tBodyAccJerkMag-iqr()<text:line-break/>235 tBodyAccJerkMag-entropy()<text:line-break/>236 tBodyAccJerkMag-arCoeff()1<text:line-break/>237 tBodyAccJerkMag-arCoeff()2<text:line-break/>238 tBodyAccJerkMag-arCoeff()3<text:line-break/>239 tBodyAccJerkMag-arCoeff()4<text:line-break/><text:span text:style-name="T1">240 tBodyGyroMag-mean()<text:line-break/>241 tBodyGyroMag-std()</text:span><text:line-break/>242 tBodyGyroMag-mad()<text:line-break/>243 tBodyGyroMag-max()<text:line-break/>244 tBodyGyroMag-min()<text:line-break/>245 tBodyGyroMag-sma()<text:line-break/>246 tBodyGyroMag-energy()<text:line-break/>247 tBodyGyroMag-iqr()<text:line-break/>248 tBodyGyroMag-entropy()<text:line-break/>249 tBodyGyroMag-arCoeff()1<text:line-break/>250 tBodyGyroMag-arCoeff()2<text:line-break/>251 tBodyGyroMag-arCoeff()3<text:line-break/>252 tBodyGyroMag-arCoeff()4<text:line-break/><text:span text:style-name="T1">253 tBodyGyroJerkMag-mean()<text:line-break/>254 tBodyGyroJerkMag-std()</text:span><text:line-break/>255 tBodyGyroJerkMag-mad()<text:line-break/>256 tBodyGyroJerkMag-max()<text:line-break/>257 tBodyGyroJerkMag-min()<text:line-break/><text:soft-page-break/>258 tBodyGyroJerkMag-sma()<text:line-break/>259 tBodyGyroJerkMag-energy()<text:line-break/>260 tBodyGyroJerkMag-iqr()<text:line-break/>261 tBodyGyroJerkMag-entropy()<text:line-break/>262 tBodyGyroJerkMag-arCoeff()1<text:line-break/>263 tBodyGyroJerkMag-arCoeff()2<text:line-break/>264 tBodyGyroJerkMag-arCoeff()3<text:line-break/>265 tBodyGyroJerkMag-arCoeff()4<text:line-break/><text:span text:style-name="T1">266 fBodyAcc-mean()-X<text:line-break/>267 fBodyAcc-mean()-Y<text:line-break/>268 fBodyAcc-mean()-Z<text:line-break/>269 fBodyAcc-std()-X<text:line-break/>270 fBodyAcc-std()-Y<text:line-break/>271 fBodyAcc-std()-Z</text:span><text:line-break/>272 fBodyAcc-mad()-X<text:line-break/>273 fBodyAcc-mad()-Y<text:line-break/>274 fBodyAcc-mad()-Z<text:line-break/>275 fBodyAcc-max()-X<text:line-break/>276 fBodyAcc-max()-Y<text:line-break/>277 fBodyAcc-max()-Z<text:line-break/>278 fBodyAcc-min()-X<text:line-break/>279 fBodyAcc-min()-Y<text:line-break/>280 fBodyAcc-min()-Z<text:line-break/>281 fBodyAcc-sma()<text:line-break/>282 fBodyAcc-energy()-X<text:line-break/>283 fBodyAcc-energy()-Y<text:line-break/>284 fBodyAcc-energy()-Z<text:line-break/>285 fBodyAcc-iqr()-X<text:line-break/>286 fBodyAcc-iqr()-Y<text:line-break/>287 fBodyAcc-iqr()-Z<text:line-break/>288 fBodyAcc-entropy()-X<text:line-break/>289 fBodyAcc-entropy()-Y<text:line-break/>290 fBodyAcc-entropy()-Z<text:line-break/>291 fBodyAcc-maxInds-X<text:line-break/>292 fBodyAcc-maxInds-Y<text:line-break/>293 fBodyAcc-maxInds-Z<text:line-break/>294 fBodyAcc-meanFreq()-X<text:line-break/>295 fBodyAcc-meanFreq()-Y<text:line-break/>296 fBodyAcc-meanFreq()-Z<text:line-break/>297 fBodyAcc-skewness()-X<text:line-break/>298 fBodyAcc-kurtosis()-X<text:line-break/>299 fBodyAcc-skewness()-Y<text:line-break/>300 fBodyAcc-kurtosis()-Y<text:line-break/>301 fBodyAcc-skewness()-Z<text:line-break/>302 fBodyAcc-kurtosis()-Z<text:line-break/>303 fBodyAcc-bandsEnergy()-1,8<text:line-break/>304 fBodyAcc-bandsEnergy()-9,16<text:line-break/>305 fBodyAcc-bandsEnergy()-17,24<text:line-break/>306 fBodyAcc-bandsEnergy()-25,32<text:line-break/>307 fBodyAcc-bandsEnergy()-33,40<text:line-break/>308 fBodyAcc-bandsEnergy()-41,48<text:line-break/>309 fBodyAcc-bandsEnergy()-49,56<text:line-break/><text:soft-page-break/>310 fBodyAcc-bandsEnergy()-57,64<text:line-break/>311 fBodyAcc-bandsEnergy()-1,16<text:line-break/>312 fBodyAcc-bandsEnergy()-17,32<text:line-break/>313 fBodyAcc-bandsEnergy()-33,48<text:line-break/>314 fBodyAcc-bandsEnergy()-49,64<text:line-break/>315 fBodyAcc-bandsEnergy()-1,24<text:line-break/>316 fBodyAcc-bandsEnergy()-25,48<text:line-break/>317 fBodyAcc-bandsEnergy()-1,8<text:line-break/>318 fBodyAcc-bandsEnergy()-9,16<text:line-break/>319 fBodyAcc-bandsEnergy()-17,24<text:line-break/>320 fBodyAcc-bandsEnergy()-25,32<text:line-break/>321 fBodyAcc-bandsEnergy()-33,40<text:line-break/>322 fBodyAcc-bandsEnergy()-41,48<text:line-break/>323 fBodyAcc-bandsEnergy()-49,56<text:line-break/>324 fBodyAcc-bandsEnergy()-57,64<text:line-break/>325 fBodyAcc-bandsEnergy()-1,16<text:line-break/>326 fBodyAcc-bandsEnergy()-17,32<text:line-break/>327 fBodyAcc-bandsEnergy()-33,48<text:line-break/>328 fBodyAcc-bandsEnergy()-49,64<text:line-break/>329 fBodyAcc-bandsEnergy()-1,24<text:line-break/>330 fBodyAcc-bandsEnergy()-25,48<text:line-break/>331 fBodyAcc-bandsEnergy()-1,8<text:line-break/>332 fBodyAcc-bandsEnergy()-9,16<text:line-break/>333 fBodyAcc-bandsEnergy()-17,24<text:line-break/>334 fBodyAcc-bandsEnergy()-25,32<text:line-break/>335 fBodyAcc-bandsEnergy()-33,40<text:line-break/>336 fBodyAcc-bandsEnergy()-41,48<text:line-break/>337 fBodyAcc-bandsEnergy()-49,56<text:line-break/>338 fBodyAcc-bandsEnergy()-57,64<text:line-break/>339 fBodyAcc-bandsEnergy()-1,16<text:line-break/>340 fBodyAcc-bandsEnergy()-17,32<text:line-break/>341 fBodyAcc-bandsEnergy()-33,48<text:line-break/>342 fBodyAcc-bandsEnergy()-49,64<text:line-break/>343 fBodyAcc-bandsEnergy()-1,24<text:line-break/>344 fBodyAcc-bandsEnergy()-25,48<text:line-break/><text:span text:style-name="T1">345 fBodyAccJerk-mean()-X<text:line-break/>346 fBodyAccJerk-mean()-Y<text:line-break/>347 fBodyAccJerk-mean()-Z<text:line-break/>348 fBodyAccJerk-std()-X<text:line-break/>349 fBodyAccJerk-std()-Y<text:line-break/>350 fBodyAccJerk-std()-Z</text:span><text:line-break/>351 fBodyAccJerk-mad()-X<text:line-break/>352 fBodyAccJerk-mad()-Y<text:line-break/>353 fBodyAccJerk-mad()-Z<text:line-break/>354 fBodyAccJerk-max()-X<text:line-break/>355 fBodyAccJerk-max()-Y<text:line-break/>356 fBodyAccJerk-max()-Z<text:line-break/>357 fBodyAccJerk-min()-X<text:line-break/>358 fBodyAccJerk-min()-Y<text:line-break/>359 fBodyAccJerk-min()-Z<text:line-break/>360 fBodyAccJerk-sma()<text:line-break/>361 fBodyAccJerk-energy()-X<text:line-break/><text:soft-page-break/>362 fBodyAccJerk-energy()-Y<text:line-break/>363 fBodyAccJerk-energy()-Z<text:line-break/>364 fBodyAccJerk-iqr()-X<text:line-break/>365 fBodyAccJerk-iqr()-Y<text:line-break/>366 fBodyAccJerk-iqr()-Z<text:line-break/>367 fBodyAccJerk-entropy()-X<text:line-break/>368 fBodyAccJerk-entropy()-Y<text:line-break/>369 fBodyAccJerk-entropy()-Z<text:line-break/>370 fBodyAccJerk-maxInds-X<text:line-break/>371 fBodyAccJerk-maxInds-Y<text:line-break/>372 fBodyAccJerk-maxInds-Z<text:line-break/>373 fBodyAccJerk-meanFreq()-X<text:line-break/>374 fBodyAccJerk-meanFreq()-Y<text:line-break/>375 fBodyAccJerk-meanFreq()-Z<text:line-break/>376 fBodyAccJerk-skewness()-X<text:line-break/>377 fBodyAccJerk-kurtosis()-X<text:line-break/>378 fBodyAccJerk-skewness()-Y<text:line-break/>379 fBodyAccJerk-kurtosis()-Y<text:line-break/>380 fBodyAccJerk-skewness()-Z<text:line-break/>381 fBodyAccJerk-kurtosis()-Z<text:line-break/>382 fBodyAccJerk-bandsEnergy()-1,8<text:line-break/>383 fBodyAccJerk-bandsEnergy()-9,16<text:line-break/>384 fBodyAccJerk-bandsEnergy()-17,24<text:line-break/>385 fBodyAccJerk-bandsEnergy()-25,32<text:line-break/>386 fBodyAccJerk-bandsEnergy()-33,40<text:line-break/>387 fBodyAccJerk-bandsEnergy()-41,48<text:line-break/>388 fBodyAccJerk-bandsEnergy()-49,56<text:line-break/>389 fBodyAccJerk-bandsEnergy()-57,64<text:line-break/>390 fBodyAccJerk-bandsEnergy()-1,16<text:line-break/>391 fBodyAccJerk-bandsEnergy()-17,32<text:line-break/>392 fBodyAccJerk-bandsEnergy()-33,48<text:line-break/>393 fBodyAccJerk-bandsEnergy()-49,64<text:line-break/>394 fBodyAccJerk-bandsEnergy()-1,24<text:line-break/>395 fBodyAccJerk-bandsEnergy()-25,48<text:line-break/>396 fBodyAccJerk-bandsEnergy()-1,8<text:line-break/>397 fBodyAccJerk-bandsEnergy()-9,16<text:line-break/>398 fBodyAccJerk-bandsEnergy()-17,24<text:line-break/>399 fBodyAccJerk-bandsEnergy()-25,32<text:line-break/>400 fBodyAccJerk-bandsEnergy()-33,40<text:line-break/>401 fBodyAccJerk-bandsEnergy()-41,48<text:line-break/>402 fBodyAccJerk-bandsEnergy()-49,56<text:line-break/>403 fBodyAccJerk-bandsEnergy()-57,64<text:line-break/>404 fBodyAccJerk-bandsEnergy()-1,16<text:line-break/>405 fBodyAccJerk-bandsEnergy()-17,32<text:line-break/>406 fBodyAccJerk-bandsEnergy()-33,48<text:line-break/>407 fBodyAccJerk-bandsEnergy()-49,64<text:line-break/>408 fBodyAccJerk-bandsEnergy()-1,24<text:line-break/>409 fBodyAccJerk-bandsEnergy()-25,48<text:line-break/>410 fBodyAccJerk-bandsEnergy()-1,8<text:line-break/>411 fBodyAccJerk-bandsEnergy()-9,16<text:line-break/>412 fBodyAccJerk-bandsEnergy()-17,24<text:line-break/>413 fBodyAccJerk-bandsEnergy()-25,32<text:line-break/><text:soft-page-break/>414 fBodyAccJerk-bandsEnergy()-33,40<text:line-break/>415 fBodyAccJerk-bandsEnergy()-41,48<text:line-break/>416 fBodyAccJerk-bandsEnergy()-49,56<text:line-break/>417 fBodyAccJerk-bandsEnergy()-57,64<text:line-break/>418 fBodyAccJerk-bandsEnergy()-1,16<text:line-break/>419 fBodyAccJerk-bandsEnergy()-17,32<text:line-break/>420 fBodyAccJerk-bandsEnergy()-33,48<text:line-break/>421 fBodyAccJerk-bandsEnergy()-49,64<text:line-break/>422 fBodyAccJerk-bandsEnergy()-1,24<text:line-break/>423 fBodyAccJerk-bandsEnergy()-25,48<text:line-break/><text:span text:style-name="T1">424 fBodyGyro-mean()-X<text:line-break/>425 fBodyGyro-mean()-Y<text:line-break/>426 fBodyGyro-mean()-Z<text:line-break/>427 fBodyGyro-std()-X<text:line-break/>428 fBodyGyro-std()-Y<text:line-break/>429 fBodyGyro-std()-Z</text:span><text:line-break/>430 fBodyGyro-mad()-X<text:line-break/>431 fBodyGyro-mad()-Y<text:line-break/>432 fBodyGyro-mad()-Z<text:line-break/>433 fBodyGyro-max()-X<text:line-break/>434 fBodyGyro-max()-Y<text:line-break/>435 fBodyGyro-max()-Z<text:line-break/>436 fBodyGyro-min()-X<text:line-break/>437 fBodyGyro-min()-Y<text:line-break/>438 fBodyGyro-min()-Z<text:line-break/>439 fBodyGyro-sma()<text:line-break/>440 fBodyGyro-energy()-X<text:line-break/>441 fBodyGyro-energy()-Y<text:line-break/>442 fBodyGyro-energy()-Z<text:line-break/>443 fBodyGyro-iqr()-X<text:line-break/>444 fBodyGyro-iqr()-Y<text:line-break/>445 fBodyGyro-iqr()-Z<text:line-break/>446 fBodyGyro-entropy()-X<text:line-break/>447 fBodyGyro-entropy()-Y<text:line-break/>448 fBodyGyro-entropy()-Z<text:line-break/>449 fBodyGyro-maxInds-X<text:line-break/>450 fBodyGyro-maxInds-Y<text:line-break/>451 fBodyGyro-maxInds-Z<text:line-break/>452 fBodyGyro-meanFreq()-X<text:line-break/>453 fBodyGyro-meanFreq()-Y<text:line-break/>454 fBodyGyro-meanFreq()-Z<text:line-break/>455 fBodyGyro-skewness()-X<text:line-break/>456 fBodyGyro-kurtosis()-X<text:line-break/>457 fBodyGyro-skewness()-Y<text:line-break/>458 fBodyGyro-kurtosis()-Y<text:line-break/>459 fBodyGyro-skewness()-Z<text:line-break/>460 fBodyGyro-kurtosis()-Z<text:line-break/>461 fBodyGyro-bandsEnergy()-1,8<text:line-break/>462 fBodyGyro-bandsEnergy()-9,16<text:line-break/>463 fBodyGyro-bandsEnergy()-17,24<text:line-break/>464 fBodyGyro-bandsEnergy()-25,32<text:line-break/>465 fBodyGyro-bandsEnergy()-33,40<text:line-break/><text:soft-page-break/>466 fBodyGyro-bandsEnergy()-41,48<text:line-break/>467 fBodyGyro-bandsEnergy()-49,56<text:line-break/>468 fBodyGyro-bandsEnergy()-57,64<text:line-break/>469 fBodyGyro-bandsEnergy()-1,16<text:line-break/>470 fBodyGyro-bandsEnergy()-17,32<text:line-break/>471 fBodyGyro-bandsEnergy()-33,48<text:line-break/>472 fBodyGyro-bandsEnergy()-49,64<text:line-break/>473 fBodyGyro-bandsEnergy()-1,24<text:line-break/>474 fBodyGyro-bandsEnergy()-25,48<text:line-break/>475 fBodyGyro-bandsEnergy()-1,8<text:line-break/>476 fBodyGyro-bandsEnergy()-9,16<text:line-break/>477 fBodyGyro-bandsEnergy()-17,24<text:line-break/>478 fBodyGyro-bandsEnergy()-25,32<text:line-break/>479 fBodyGyro-bandsEnergy()-33,40<text:line-break/>480 fBodyGyro-bandsEnergy()-41,48<text:line-break/>481 fBodyGyro-bandsEnergy()-49,56<text:line-break/>482 fBodyGyro-bandsEnergy()-57,64<text:line-break/>483 fBodyGyro-bandsEnergy()-1,16<text:line-break/>484 fBodyGyro-bandsEnergy()-17,32<text:line-break/>485 fBodyGyro-bandsEnergy()-33,48<text:line-break/>486 fBodyGyro-bandsEnergy()-49,64<text:line-break/>487 fBodyGyro-bandsEnergy()-1,24<text:line-break/>488 fBodyGyro-bandsEnergy()-25,48<text:line-break/>489 fBodyGyro-bandsEnergy()-1,8<text:line-break/>490 fBodyGyro-bandsEnergy()-9,16<text:line-break/>491 fBodyGyro-bandsEnergy()-17,24<text:line-break/>492 fBodyGyro-bandsEnergy()-25,32<text:line-break/>493 fBodyGyro-bandsEnergy()-33,40<text:line-break/>494 fBodyGyro-bandsEnergy()-41,48<text:line-break/>495 fBodyGyro-bandsEnergy()-49,56<text:line-break/>496 fBodyGyro-bandsEnergy()-57,64<text:line-break/>497 fBodyGyro-bandsEnergy()-1,16<text:line-break/>498 fBodyGyro-bandsEnergy()-17,32<text:line-break/>499 fBodyGyro-bandsEnergy()-33,48<text:line-break/>500 fBodyGyro-bandsEnergy()-49,64<text:line-break/>501 fBodyGyro-bandsEnergy()-1,24<text:line-break/>502 fBodyGyro-bandsEnergy()-25,48<text:line-break/><text:span text:style-name="T1">503 fBodyAccMag-mean()<text:line-break/>504 fBodyAccMag-std()</text:span><text:line-break/>505 fBodyAccMag-mad()<text:line-break/>506 fBodyAccMag-max()<text:line-break/>507 fBodyAccMag-min()<text:line-break/>508 fBodyAccMag-sma()<text:line-break/>509 fBodyAccMag-energy()<text:line-break/>510 fBodyAccMag-iqr()<text:line-break/>511 fBodyAccMag-entropy()<text:line-break/>512 fBodyAccMag-maxInds<text:line-break/>513 fBodyAccMag-meanFreq()<text:line-break/>514 fBodyAccMag-skewness()<text:line-break/>515 fBodyAccMag-kurtosis()<text:line-break/><text:span text:style-name="T1">516 fBodyBodyAccJerkMag-mean()<text:line-break/>517 fBodyBodyAccJerkMag-std()</text:span><text:line-break/><text:soft-page-break/>518 fBodyBodyAccJerkMag-mad()<text:line-break/>519 fBodyBodyAccJerkMag-max()<text:line-break/>520 fBodyBodyAccJerkMag-min()<text:line-break/>521 fBodyBodyAccJerkMag-sma()<text:line-break/>522 fBodyBodyAccJerkMag-energy()<text:line-break/>523 fBodyBodyAccJerkMag-iqr()<text:line-break/>524 fBodyBodyAccJerkMag-entropy()<text:line-break/>525 fBodyBodyAccJerkMag-maxInds<text:line-break/>526 fBodyBodyAccJerkMag-meanFreq()<text:line-break/>527 fBodyBodyAccJerkMag-skewness()<text:line-break/>528 fBodyBodyAccJerkMag-kurtosis()<text:line-break/><text:span text:style-name="T1">529 fBodyBodyGyroMag-mean()<text:line-break/>530 fBodyBodyGyroMag-std()</text:span><text:line-break/>531 fBodyBodyGyroMag-mad()<text:line-break/>532 fBodyBodyGyroMag-max()<text:line-break/>533 fBodyBodyGyroMag-min()<text:line-break/>534 fBodyBodyGyroMag-sma()<text:line-break/>535 fBodyBodyGyroMag-energy()<text:line-break/>536 fBodyBodyGyroMag-iqr()<text:line-break/>537 fBodyBodyGyroMag-entropy()<text:line-break/>538 fBodyBodyGyroMag-maxInds<text:line-break/>539 fBodyBodyGyroMag-meanFreq()<text:line-break/>540 fBodyBodyGyroMag-skewness()<text:line-break/>541 fBodyBodyGyroMag-kurtosis()<text:line-break/><text:span text:style-name="T1">542 fBodyBodyGyroJerkMag-mean()<text:line-break/>543 fBodyBodyGyroJerkMag-std()</text:span><text:line-break/>544 fBodyBodyGyroJerkMag-mad()<text:line-break/>545 fBodyBodyGyroJerkMag-max()<text:line-break/>546 fBodyBodyGyroJerkMag-min()<text:line-break/>547 fBodyBodyGyroJerkMag-sma()<text:line-break/>548 fBodyBodyGyroJerkMag-energy()<text:line-break/>549 fBodyBodyGyroJerkMag-iqr()<text:line-break/>550 fBodyBodyGyroJerkMag-entropy()<text:line-break/>551 fBodyBodyGyroJerkMag-maxInds<text:line-break/>552 fBodyBodyGyroJerkMag-meanFreq()<text:line-break/>553 fBodyBodyGyroJerkMag-skewness()<text:line-break/>554 fBodyBodyGyroJerkMag-kurtosis()<text:line-break/>555 angle(tBodyAccMean,gravity)<text:line-break/>556 angle(tBodyAccJerkMean),gravityMean)<text:line-break/>557 angle(tBodyGyroMean,gravityMean)<text:line-break/>558 angle(tBodyGyroJerkMean,gravityMean)<text:line-break/>559 angle(X,gravityMean)<text:line-break/>560 angle(Y,gravityMean)<text:line-break/>561 angle(Z,gravityMean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4:02:10.794000000</meta:creation-date>
    <dc:date>2015-07-22T14:32:35.848000000</dc:date>
    <meta:editing-duration>PT4H32M16S</meta:editing-duration>
    <meta:editing-cycles>3</meta:editing-cycles>
    <meta:generator>LibreOffice/4.4.4.3$Windows_x86 LibreOffice_project/2c39ebcf046445232b798108aa8a7e7d89552ea8</meta:generator>
    <meta:document-statistic meta:table-count="0" meta:image-count="0" meta:object-count="0" meta:page-count="11" meta:paragraph-count="1" meta:word-count="1122" meta:character-count="15785" meta:non-whitespace-character-count="14663"/>
  </office:meta>
</office:document-meta>
</file>